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411cm" table:align="left"/>
    </style:style>
    <style:style style:name="Table1.A" style:family="table-column">
      <style:table-column-properties style:column-width="3.106cm"/>
    </style:style>
    <style:style style:name="Table1.B" style:family="table-column">
      <style:table-column-properties style:column-width="3.397cm"/>
    </style:style>
    <style:style style:name="Table1.C" style:family="table-column">
      <style:table-column-properties style:column-width="2.291cm"/>
    </style:style>
    <style:style style:name="Table1.D" style:family="table-column">
      <style:table-column-properties style:column-width="7.61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ektrikli Araç Şarj İstasyonu Güvenlik Simülasyonu</text:h>
      <text:h text:style-name="Heading_20_2" text:outline-level="2">Proje Raporu</text:h>
      <text:p text:style-name="Horizontal_20_Line"/>
      <text:h text:style-name="Heading_20_2" text:outline-level="2">1. Proje Özeti</text:h>
      <text:p text:style-name="Text_20_body"><text:span text:style-name="Strong_20_Emphasis">Proje Adı:</text:span> Elektrikli Araç Şarj İstasyonu Güvenlik Simülasyon Framework’ü<text:line-break/><text:span text:style-name="Strong_20_Emphasis">Amaç:</text:span> OCPP (Open Charge Point Protocol) ve CAN-Bus protokolleri arasındaki güvenlik köprüsünü simüle ederek şarj istasyonu sistemlerindeki zafiyetleri tespit etmek.<text:line-break/><text:span text:style-name="Strong_20_Emphasis">Durum:</text:span> Çalışır durumda, test edilmiş.<text:line-break/><text:span text:style-name="Strong_20_Emphasis">Kod Satırı:</text:span> ~1,250 satır Python kodu<text:line-break/><text:span text:style-name="Strong_20_Emphasis">Dosya Sayısı:</text:span> 17 Python modülü + 7 dokümantasyon dosyası</text:p>
      <text:p text:style-name="Text_20_body">Proje, elektrikli araç şarj istasyonları ve merkezi yönetim sistemi (CSMS) arasındaki iletişimde güvenlik açıklarını simüle ederek, zayıf yapılandırmaların ve saldırı senaryolarının etkilerini görselleştirmektedir.</text:p>
      <text:p text:style-name="Horizontal_20_Line"/>
      <text:h text:style-name="Heading_20_2" text:outline-level="2">2. Proje Amacı ve Kapsamı</text:h>
      <text:h text:style-name="Heading_20_3" text:outline-level="3">Ana Hedefler:</text:h>
      <text:list text:style-name="L1">
        <text:list-item>
          <text:p text:style-name="P1"><text:span text:style-name="Strong_20_Emphasis">OCPP-CAN Köprü Güvenliği Analizi:</text:span> Protokoller arası mesaj dönüşümlerinde olası zafiyetleri tespit etmek.</text:p>
        </text:list-item>
        <text:list-item>
          <text:p text:style-name="P1"><text:span text:style-name="Strong_20_Emphasis">Güvenlik Senaryoları Geliştirme:</text:span> Plain WebSocket, Weak TLS ve Strong TLS senaryolarının etkilerini karşılaştırmalı analiz etmek.</text:p>
        </text:list-item>
        <text:list-item>
          <text:p text:style-name="P1"><text:span text:style-name="Strong_20_Emphasis">MitM Saldırı Simülasyonu:</text:span> Plain WebSocket trafiğinde ortadaki adam saldırılarını göstermek.</text:p>
        </text:list-item>
        <text:list-item>
          <text:p text:style-name="P1"><text:span text:style-name="Strong_20_Emphasis">CAN Intrusion Detection System (IDS):</text:span> CAN trafiğindeki anomalileri tespit etmek.</text:p>
        </text:list-item>
        <text:list-item>
          <text:p text:style-name="P1"><text:span text:style-name="Strong_20_Emphasis">Senaryo Geliştirme Altyapısı:</text:span> Ekip üyelerinin kendi anomali senaryolarını test edebilmesini sağlamak.</text:p>
        </text:list-item>
      </text:list>
      <text:p text:style-name="Horizontal_20_Line"/>
      <text:h text:style-name="Heading_20_2" text:outline-level="2">3. Sistem İçeriği ve Bileşenler</text:h>
      <text:h text:style-name="Heading_20_3" text:outline-level="3">Simülatörler</text:h>
      <text:list text:style-name="L2">
        <text:list-item>
          <text:p text:style-name="P2"><text:span text:style-name="Strong_20_Emphasis">CSMS Simülatörü:</text:span> OCPP 2.0.1 protokolü ile WebSocket/WSS üzerinden merkezi yönetim simülasyonu.</text:p>
        </text:list-item>
        <text:list-item>
          <text:p text:style-name="P2"><text:soft-page-break/><text:span text:style-name="Strong_20_Emphasis">Charge Point Simülatörü:</text:span> OCPP-CAN köprü entegrasyonu ile şarj istasyonu simülasyonu.</text:p>
        </text:list-item>
      </text:list>
      <text:h text:style-name="Heading_20_3" text:outline-level="3">CAN Bus Altyapısı</text:h>
      <text:list text:style-name="L3">
        <text:list-item>
          <text:p text:style-name="P3"><text:span text:style-name="Strong_20_Emphasis">CAN Bus Simülatörü:</text:span> Virtual ve fiziksel CAN desteği, SocketCAN entegrasyonu.</text:p>
        </text:list-item>
        <text:list-item>
          <text:p text:style-name="P3"><text:span text:style-name="Strong_20_Emphasis">OCPP-CAN Gateway &amp; Mapper:</text:span> Çift yönlü OCPP-CAN mesaj dönüşümü.</text:p>
        </text:list-item>
      </text:list>
      <text:h text:style-name="Heading_20_3" text:outline-level="3">Güvenlik Katmanı</text:h>
      <text:list text:style-name="L4">
        <text:list-item>
          <text:p text:style-name="P4"><text:span text:style-name="Strong_20_Emphasis">TLS Konfigürasyon Yöneticisi:</text:span> 3 farklı TLS senaryosu (Plain, Weak, Strong)</text:p>
        </text:list-item>
        <text:list-item>
          <text:p text:style-name="P4"><text:span text:style-name="Strong_20_Emphasis">CAN IDS:</text:span> Frekans analizi, beklenmeyen CAN ID tespiti, burst attack ve temporal pattern analizi.</text:p>
        </text:list-item>
      </text:list>
      <text:h text:style-name="Heading_20_3" text:outline-level="3">Saldırı Simülasyonu</text:h>
      <text:list text:style-name="L5">
        <text:list-item>
          <text:p text:style-name="P5"><text:span text:style-name="Strong_20_Emphasis">MitM Proxy:</text:span> Mesaj manipülasyonu ve loglama ile Plain WebSocket saldırı demonstrasyonu.</text:p>
        </text:list-item>
      </text:list>
      <text:h text:style-name="Heading_20_3" text:outline-level="3">Test ve Senaryo Altyapısı</text:h>
      <text:list text:style-name="L6">
        <text:list-item>
          <text:p text:style-name="P6">Test şablonları ve pytest entegrasyonu ile ekip üyeleri kendi senaryolarını geliştirebilir.</text:p>
        </text:list-item>
      </text:list>
      <text:p text:style-name="Horizontal_20_Line"/>
      <text:h text:style-name="Heading_20_2" text:outline-level="2">4. Kullanılan Teknolojiler</text:h>
      <text:list text:style-name="L7">
        <text:list-item>
          <text:p text:style-name="P7"><text:span text:style-name="Strong_20_Emphasis">Programlama:</text:span> Python 3.10+, asyncio</text:p>
        </text:list-item>
        <text:list-item>
          <text:p text:style-name="P7"><text:span text:style-name="Strong_20_Emphasis">Protokoller:</text:span> OCPP 2.0.1, WebSocket/WSS, CAN-Bus</text:p>
        </text:list-item>
        <text:list-item>
          <text:p text:style-name="P7"><text:span text:style-name="Strong_20_Emphasis">Güvenlik:</text:span> TLS 1.0/1.2/1.3, mTLS, cryptography, pyOpenSSL</text:p>
        </text:list-item>
        <text:list-item>
          <text:p text:style-name="P7"><text:span text:style-name="Strong_20_Emphasis">Veri Analizi:</text:span> NumPy, Pandas, SciPy, scikit-learn</text:p>
        </text:list-item>
        <text:list-item>
          <text:p text:style-name="P7"><text:span text:style-name="Strong_20_Emphasis">Test ve Kalite:</text:span> pytest, pytest-asyncio, pytest-cov</text:p>
        </text:list-item>
        <text:list-item>
          <text:p text:style-name="P7"><text:span text:style-name="Strong_20_Emphasis">Yardımcı Araçlar:</text:span> PyYAML, python-dotenv, colorlog, structlog, aiohttp</text:p>
        </text:list-item>
      </text:list>
      <text:p text:style-name="Horizontal_20_Line"/>
      <text:h text:style-name="Heading_20_2" text:outline-level="2">5. Projenin Yetkinlikleri</text:h>
      <text:list text:style-name="L8">
        <text:list-item>
          <text:p text:style-name="P8"><text:span text:style-name="Strong_20_Emphasis">Tam Fonksiyonel Simülasyon:</text:span> OCPP ve CAN protokol köprüsü, sanal/fiziksel CAN desteği.</text:p>
        </text:list-item>
        <text:list-item>
          <text:p text:style-name="P8"><text:span text:style-name="Strong_20_Emphasis">Güvenlik Senaryoları:</text:span> Plain WebSocket, Weak TLS, Strong TLS.</text:p>
        </text:list-item>
        <text:list-item>
          <text:p text:style-name="P8"><text:span text:style-name="Strong_20_Emphasis">Saldırı Simülasyonu:</text:span> MitM proxy, CAN IDS ile anomali tespiti.</text:p>
        </text:list-item>
        <text:list-item>
          <text:p text:style-name="P8"><text:span text:style-name="Strong_20_Emphasis">Senaryo Geliştirme:</text:span> Hazır şablonlar, pytest entegrasyonu.</text:p>
        </text:list-item>
        <text:list-item>
          <text:p text:style-name="P8"><text:span text:style-name="Strong_20_Emphasis">Monitoring ve Loglama:</text:span> Tüm mesaj akışı loglanır, istatistiksel raporlama.</text:p>
        </text:list-item>
        <text:list-item>
          <text:p text:style-name="P8"><text:span text:style-name="Strong_20_Emphasis">Demo ve Test Araçları:</text:span> Otomatik demo ve test scriptleri.</text:p>
        </text:list-item>
      </text:list>
      <text:p text:style-name="Horizontal_20_Line"/>
      <text:h text:style-name="Heading_20_2" text:outline-level="2"><text:soft-page-break/>6. Mimari ve Sistem Tasarımı</text:h>
      <text:h text:style-name="Heading_20_3" text:outline-level="3">Katmanlı Mimari:</text:h>
      <text:list text:style-name="L9">
        <text:list-item>
          <text:p text:style-name="P9"><text:span text:style-name="Strong_20_Emphasis">Uygulama Katmanı:</text:span> OCPP implementasyonu ve mesaj yönlendirme</text:p>
        </text:list-item>
        <text:list-item>
          <text:p text:style-name="P9"><text:span text:style-name="Strong_20_Emphasis">Güvenlik Katmanı:</text:span> TLS/SSL şifreleme, sertifika yönetimi</text:p>
        </text:list-item>
        <text:list-item>
          <text:p text:style-name="P9"><text:span text:style-name="Strong_20_Emphasis">Köprü Katmanı:</text:span> OCPP-CAN dönüşümü, mapping</text:p>
        </text:list-item>
        <text:list-item>
          <text:p text:style-name="P9"><text:span text:style-name="Strong_20_Emphasis">Tespit Katmanı:</text:span> CAN IDS, anomali tespiti</text:p>
        </text:list-item>
        <text:list-item>
          <text:p text:style-name="P9"><text:span text:style-name="Strong_20_Emphasis">Fiziksel Katman:</text:span> CAN interface, SocketCAN, Virtual/Physical CAN</text:p>
        </text:list-item>
      </text:list>
      <text:h text:style-name="Heading_20_3" text:outline-level="3">Sistem Akışı:</text:h>
      <text:list text:style-name="L10">
        <text:list-item>
          <text:p text:style-name="P10">CSMS ↔ (OCPP/WS/WSS) ↔ MitM Proxy ↔ Charge Point ↔ OCPP-CAN Mapper ↔ CAN IDS ↔ Virtual/Physical CAN ↔ Charger Modules</text:p>
        </text:list-item>
      </text:list>
      <text:p text:style-name="Horizontal_20_Line"/>
      <text:h text:style-name="Heading_20_2" text:outline-level="2">7. Güvenlik Senaryoları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enaryo</text:p>
            </table:table-cell>
            <table:table-cell table:style-name="Table1.A1" office:value-type="string">
              <text:p text:style-name="Table_20_Heading">Güvenlik Seviyesi</text:p>
            </table:table-cell>
            <table:table-cell table:style-name="Table1.A1" office:value-type="string">
              <text:p text:style-name="Table_20_Heading">Risk</text:p>
            </table:table-cell>
            <table:table-cell table:style-name="Table1.A1" office:value-type="string">
              <text:p text:style-name="Table_20_Heading">Özellikler</text:p>
            </table:table-cell>
          </table:table-row>
        </table:table-header-rows>
        <table:table-row>
          <table:table-cell table:style-name="Table1.A1" office:value-type="string">
            <text:p text:style-name="Table_20_Contents">Plain WebSocket</text:p>
          </table:table-cell>
          <table:table-cell table:style-name="Table1.A1" office:value-type="string">
            <text:p text:style-name="Table_20_Contents">Yok</text:p>
          </table:table-cell>
          <table:table-cell table:style-name="Table1.A1" office:value-type="string">
            <text:p text:style-name="Table_20_Contents">Çok Yüksek</text:p>
          </table:table-cell>
          <table:table-cell table:style-name="Table1.A1" office:value-type="string">
            <text:p text:style-name="Table_20_Contents">Şifreleme yok, MitM saldırılarına açık</text:p>
          </table:table-cell>
        </table:table-row>
        <table:table-row>
          <table:table-cell table:style-name="Table1.A1" office:value-type="string">
            <text:p text:style-name="Table_20_Contents">Weak TLS</text:p>
          </table:table-cell>
          <table:table-cell table:style-name="Table1.A1" office:value-type="string">
            <text:p text:style-name="Table_20_Contents">Zayıf</text:p>
          </table:table-cell>
          <table:table-cell table:style-name="Table1.A1" office:value-type="string">
            <text:p text:style-name="Table_20_Contents">Yüksek</text:p>
          </table:table-cell>
          <table:table-cell table:style-name="Table1.A1" office:value-type="string">
            <text:p text:style-name="Table_20_Contents">TLS 1.0, self-signed, zayıf cipher suites</text:p>
          </table:table-cell>
        </table:table-row>
        <table:table-row>
          <table:table-cell table:style-name="Table1.A1" office:value-type="string">
            <text:p text:style-name="Table_20_Contents">Strong TLS</text:p>
          </table:table-cell>
          <table:table-cell table:style-name="Table1.A1" office:value-type="string">
            <text:p text:style-name="Table_20_Contents">Güçlü</text:p>
          </table:table-cell>
          <table:table-cell table:style-name="Table1.A1" office:value-type="string">
            <text:p text:style-name="Table_20_Contents">Düşük</text:p>
          </table:table-cell>
          <table:table-cell table:style-name="Table1.A1" office:value-type="string">
            <text:p text:style-name="Table_20_Contents">TLS 1.2+, sertifika doğrulama, mTLS, PFS</text:p>
          </table:table-cell>
        </table:table-row>
      </table:table>
      <text:p text:style-name="Standard"><text:line-break/><text:span text:style-name="T2">8. Geliştirme Yönleri</text:span></text:p>
      <text:list text:style-name="L11">
        <text:list-item>
          <text:p text:style-name="P11">Performans optimizasyonu, loglama geliştirme, ek OCPP mesaj desteği</text:p>
        </text:list-item>
        <text:list-item>
          <text:p text:style-name="P11">Blokzincir entegrasyonu, monitoring dashboard, otomatik test suite</text:p>
        </text:list-item>
      </text:list>
      <text:list text:style-name="L12">
        <text:list-item>
          <text:p text:style-name="P12">Makine öğrenmesi tabanlı anomali tespiti</text:p>
        </text:list-item>
        <text:list-item>
          <text:p text:style-name="P12">Gerçek donanım entegrasyonu</text:p>
        </text:list-item>
        <text:list-item>
          <text:p text:style-name="P12">V2X protokol desteği ve ISO 15118 uyumluluğu</text:p>
        </text:list-item>
      </text:list>
      <text:list text:style-name="L13">
        <text:list-item>
          <text:p text:style-name="P13">End-to-End blokzincir güvenlik katmanı</text:p>
        </text:list-item>
        <text:list-item>
          <text:p text:style-name="P13">Federated learning ile IoT güvenliği</text:p>
        </text:list-item>
        <text:list-item>
          <text:p text:style-name="P13">Quantum-safe encryption ve otonom araç ağ entegrasyonu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1:18:00.401871335</meta:creation-date>
    <dc:date>2025-11-04T11:20:45.562346542</dc:date>
    <meta:editing-duration>PT2M45S</meta:editing-duration>
    <meta:editing-cycles>1</meta:editing-cycles>
    <meta:document-statistic meta:table-count="1" meta:image-count="0" meta:object-count="0" meta:page-count="3" meta:paragraph-count="75" meta:word-count="530" meta:character-count="3860" meta:non-whitespace-character-count="3443"/>
    <meta:generator>LibreOffice/24.2.7.2$Linux_X86_64 LibreOffice_project/420$Build-2</meta:generator>
  </office:meta>
</office:document-meta>
</file>